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Základnítext" style:family="paragraph">
      <style:text-properties fo:background-color="#FFFF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61/2017<text:bookmark-end text:name="Text14"/></text:p>
            <text:p text:style-name="Normální">KVOP-29895/2017<text:bookmark-end text:name="Text2"/></text:p>
            <text:p text:style-name="Normální"><text:bookmark-start text:name="Text6"/>16. 10. 2017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P. P.</text:p>
            <text:p text:style-name="Normální"/>
            <text:p text:style-name="Normální"/>
            <text:p text:style-name="Normální"><text:bookmark-start text:name="Text10"/><text:s text:c="5"/><text:bookmark-end text:name="Text10"/></text:p>
            <text:p text:style-name="Normální"><text:bookmark-start text:name="Text11"/><text:s/><text:bookmark-end text:name="Text11"/><text:s/><text:bookmark-start text:name="Text12"/><text:s text:c="5"/><text:bookmark-end text:name="Text12"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/>
      <text:p text:style-name="Základnítext">Vážený pane P.,</text:p>
      <text:p text:style-name="Základnítext">dne 6. 10. 2017 byla do Kanceláře veřejného ochránce práv doručena Vaše žádost podle zákona č. 106/1999 Sb., o svobodném přístupu k informacím, ve znění pozdějších předpisů, kterou se tážete:</text:p>
      <text:list text:style-name="LFO4" text:continue-numbering="true">
        <text:list-item>
          <text:p text:style-name="P17">zda disponuje veřejný ochránce práv informací, došlo-li<text:s/>po vydání rozsudku Nejvyššího správního soudu ze dne 16. 5. 2017, č. j. 6 Ads 21/2017-23<text:s/>k revizi právního stanoviska úřadů práce či Ministerstva práce a sociálních věcí v typově obdobných případech.</text:p>
        </text:list-item>
        <text:list-item>
          <text:p text:style-name="P18">zda se problematikou zabýval veřejný ochránce práv a existuje-li k ní dostupná zpráva, v níž by prezentoval svůj právní názor; pokud ano, žádáte o zaslání stanoviska či odkazu na něj.</text:p>
        </text:list-item>
      </text:list>
      <text:p text:style-name="Základnítext">Ve smyslu zákona o svobodném přístupu k informacím,<text:s/><text:span text:style-name="Silné">se poskytují níže uvedené informace</text:span>:</text:p>
      <text:p text:style-name="Základnítext"><text:span text:style-name="Silné">K bodu č. 1</text:span></text:p>
      <text:p text:style-name="Základnítext">Veřejný ochránce práv nedisponuje informací o tom, jak postupují příslušné správní úřady po vydání rozhodnutí Nejvyššího správního soudu.<text:s/></text:p>
      <text:p text:style-name="Základnítext"><text:span text:style-name="Silné">K bodu č. 2</text:span></text:p>
      <text:p text:style-name="Základnítext">Veřejný ochránce práv se do dnešního dne se věcně nezabýval podnětem, který by na postup při rozhodování o rodičovském příspěvku v rozporu s Vámi citovaným judikátem upozorňoval. Možnosti postupu dotčených osob (tj. osvojitelů či pěstounů, kteří převzali dítě od pěstounů na přechodnou dobu) po vydání rozsudku<text:s/>shrnula zaměstnankyně Kanceláře veřejného ochránce práv Mgr. Jitka Černá, Ph.D.<text:s/>v příspěvku na semináři Aktuální otázky péče o děti separované od rodičů – „pěstounská péče na přechodnou dobu“, který se uskutečnil ve dnech 20. – 21. 9. 2017 v Kanceláři veřejného ochránce práv.<text:s/>Prezentaci v elektronické podobě Vám zasílám v příloze. Doporučení, jak postupovat, pro osoby, které převzaly dítě od pěstounů na přechodnou dobu, najdete ve snímku č. 5.</text:p>
      <text:soft-page-break/>
      <text:p text:style-name="Základnítext">Nad rámec informací, kterými disponuje Kancelář veřejného ochránce práv, Vám sděluji, že uvedenou problematikou se také zabývala JUDr. Andrea Vašíčková v článku „Rodičovský příspěvek pro osvojitele a rychlejší čerpání dávky od 1. 1. 2018 v časopise Právo a rodina č. 10/2017, str. 15. Autorka je zaměstnankyní Kanceláře veřejného ochránce práv.</text:p>
      <text:p text:style-name="Základnítext"/>
      <text:p text:style-name="Základnítext"/>
      <text:p text:style-name="podpis">Mgr. Petra Zdražilová v. r.</text:p>
      <text:p text:style-name="podpis">vedoucí právního odboru</text:p>
      <text:p text:style-name="podpis">(dopis je opatřen elektronickým podpisem)</text:p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><text:span text:style-name="Silné">Přílohy</text:span></text:p>
      <text:p text:style-name="Normální"/>
      <text:p text:style-name="Normální">Prezentace Mgr. Jitky Černé, Ph.D.<text:s/>na semináři Aktuální otázky péče o děti separované od rodičů – „pěstounská péče na přechodnou dobu“</text:p>
      <text:p text:style-name="P19"/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color="#808080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fo:color="#808080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ge-content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text:span text:style-name="T11">*KVOPX007ZND7*</text:span>*KVOPX007ZND7*</text:p>
        <text:p text:style-name="P12"><text:span text:style-name="T13">KVOPX007ZND7</text:span>KVOPX007ZND7</text:p>
        <text:p text:style-name="P14"><draw:frame draw:z-index="251658240" draw:style-name="a0" draw:name="Obrázek 1" text:anchor-type="paragraph" svg:x="-0.72431in" svg:y="-0.7875in" svg:width="2.59861in" svg:height="0.57083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7-12-28T06:39:00Z</meta:creation-date>
    <dc:date>2017-12-28T06:39:00Z</dc:date>
    <meta:print-date>2016-06-27T08:08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2" meta:paragraph-count="5" meta:word-count="367" meta:character-count="2530" meta:row-count="18" meta:non-whitespace-character-count="2168"/>
  </office:meta>
</office:document-meta>
</file>